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14.1pt"/>
    </style:style>
    <style:style style:name="co2" style:family="table-column">
      <style:table-column-properties fo:break-before="auto" style:column-width="87.65pt"/>
    </style:style>
    <style:style style:name="co3" style:family="table-column">
      <style:table-column-properties fo:break-before="auto" style:column-width="66.3pt"/>
    </style:style>
    <style:style style:name="co4" style:family="table-column">
      <style:table-column-properties fo:break-before="auto" style:column-width="52.61pt"/>
    </style:style>
    <style:style style:name="co5" style:family="table-column">
      <style:table-column-properties fo:break-before="auto" style:column-width="76.96pt"/>
    </style:style>
    <style:style style:name="co6" style:family="table-column">
      <style:table-column-properties fo:break-before="auto" style:column-width="141.7pt"/>
    </style:style>
    <style:style style:name="co7" style:family="table-column">
      <style:table-column-properties fo:break-before="auto" style:column-width="36.54pt"/>
    </style:style>
    <style:style style:name="co8" style:family="table-column">
      <style:table-column-properties fo:break-before="auto" style:column-width="51.79pt"/>
    </style:style>
    <style:style style:name="co9" style:family="table-column">
      <style:table-column-properties fo:break-before="auto" style:column-width="70.1pt"/>
    </style:style>
    <style:style style:name="co10" style:family="table-column">
      <style:table-column-properties fo:break-before="auto" style:column-width="45.69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60.94pt"/>
    </style:style>
    <style:style style:name="co13" style:family="table-column">
      <style:table-column-properties fo:break-before="auto" style:column-width="26.7pt"/>
    </style:style>
    <style:style style:name="co14" style:family="table-column">
      <style:table-column-properties fo:break-before="auto" style:column-width="75.46pt"/>
    </style:style>
    <style:style style:name="co15" style:family="table-column">
      <style:table-column-properties fo:break-before="auto" style:column-width="67.04pt"/>
    </style:style>
    <style:style style:name="co16" style:family="table-column">
      <style:table-column-properties fo:break-before="auto" style:column-width="72.4pt"/>
    </style:style>
    <style:style style:name="co17" style:family="table-column">
      <style:table-column-properties fo:break-before="auto" style:column-width="53.29pt"/>
    </style:style>
    <style:style style:name="co18" style:family="table-column">
      <style:table-column-properties fo:break-before="auto" style:column-width="39.66pt"/>
    </style:style>
    <style:style style:name="ro1" style:family="table-row">
      <style:table-row-properties style:row-height="24.75pt" fo:break-before="auto" style:use-optimal-row-height="false"/>
    </style:style>
    <style:style style:name="ro2" style:family="table-row">
      <style:table-row-properties style:row-height="29.99pt" fo:break-before="auto" style:use-optimal-row-height="false"/>
    </style:style>
    <style:style style:name="ro3" style:family="table-row">
      <style:table-row-properties style:row-height="13.49pt" fo:break-before="auto" style:use-optimal-row-height="false"/>
    </style:style>
    <style:style style:name="ro4" style:family="table-row">
      <style:table-row-properties style:row-height="14.26pt" fo:break-before="auto" style:use-optimal-row-height="false"/>
    </style:style>
    <style:style style:name="ro5" style:family="table-row">
      <style:table-row-properties style:row-height="15pt" fo:break-before="auto" style:use-optimal-row-height="false"/>
    </style:style>
    <style:style style:name="ro6" style:family="table-row">
      <style:table-row-properties style:row-height="49.49pt" fo:break-before="auto" style:use-optimal-row-height="false"/>
    </style:style>
    <style:style style:name="ro7" style:family="table-row">
      <style:table-row-properties style:row-height="39.74pt" fo:break-before="auto" style:use-optimal-row-height="false"/>
    </style:style>
    <style:style style:name="ro8" style:family="table-row">
      <style:table-row-properties style:row-height="27.75pt" fo:break-before="auto" style:use-optimal-row-height="false"/>
    </style:style>
    <style:style style:name="ta1" style:family="table" style:master-page-name="PageStyle_5f_Pkw">
      <style:table-properties table:display="true" style:writing-mode="lr-tb"/>
    </style:style>
    <style:style style:name="ta2" style:family="table" style:master-page-name="PageStyle_5f_Lkw_5f_N1">
      <style:table-properties table:display="true" style:writing-mode="lr-tb"/>
    </style:style>
    <style:style style:name="ta3" style:family="table" style:master-page-name="PageStyle_5f_Kfz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order-bottom="1.76pt solid #b006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1.76pt solid #b006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fo:border-bottom="1.76pt solid #b0063d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fo:border-bottom="1.76pt solid #b006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" style:family="table-cell" style:parent-style-name="Default" style:data-style-name="N4">
      <style:table-cell-properties fo:border-bottom="1.76pt solid #b006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" style:family="table-cell" style:parent-style-name="Default" style:data-style-name="N4">
      <style:table-cell-properties fo:border-bottom="0.06pt solid #b0063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b0063d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fo:border-bottom="0.06pt solid #b0063d" style:diagonal-bl-tr="none" style:diagonal-tl-br="none" fo:border-left="none" fo:border-right="none" style:rotation-align="none" fo:border-top="1.76pt solid #b0063d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4">
      <style:table-cell-properties fo:border-bottom="0.06pt solid #b0063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100">
      <style:table-cell-properties fo:border-bottom="1.76pt solid #b0063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kw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4" table:default-cell-style-name="Default"/>
        <table:table-column table:style-name="co4" table:number-columns-repeated="9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kw-Neuzulassungen 1. bis 30. September 2024, vorläufige Daten</text:p>
          </table:table-cell>
          <table:covered-table-cell table:number-columns-repeated="2" table:style-name="ce6"/>
          <table:table-cell table:style-name="ce14" table:number-columns-repeated="14"/>
          <table:table-cell table:style-name="ce15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Marke</text:p>
          </table:table-cell>
          <table:table-cell table:style-name="ce7" office:value-type="string" calcext:value-type="string">
            <text:p>absolut</text:p>
          </table:table-cell>
          <table:table-cell table:style-name="ce10" office:value-type="string" calcext:value-type="string">
            <text:p>Anteil in %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Alfa-Romeo</text:p>
          </table:table-cell>
          <table:table-cell table:style-name="ce8" office:value-type="float" office:value="49" calcext:value-type="float">
            <text:p>49</text:p>
          </table:table-cell>
          <table:table-cell table:style-name="ce11" office:value-type="float" office:value="0.264907822890198" calcext:value-type="float">
            <text:p>0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Aston Martin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Audi</text:p>
          </table:table-cell>
          <table:table-cell table:style-name="ce8" office:value-type="float" office:value="616" calcext:value-type="float">
            <text:p>616</text:p>
          </table:table-cell>
          <table:table-cell table:style-name="ce12" office:value-type="float" office:value="3.33026977347678" calcext:value-type="float">
            <text:p>3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Baic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.0270314104989998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Bentley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.0108125641995999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BMW</text:p>
          </table:table-cell>
          <table:table-cell table:style-name="ce8" office:value-type="float" office:value="1628" calcext:value-type="float">
            <text:p>1,628</text:p>
          </table:table-cell>
          <table:table-cell table:style-name="ce12" office:value-type="float" office:value="8.80142725847435" calcext:value-type="float">
            <text:p>8.8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BYD</text:p>
          </table:table-cell>
          <table:table-cell table:style-name="ce8" office:value-type="float" office:value="112" calcext:value-type="float">
            <text:p>112</text:p>
          </table:table-cell>
          <table:table-cell table:style-name="ce12" office:value-type="float" office:value="0.605503595177596" calcext:value-type="float">
            <text:p>0.6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aterham Cars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0540628209979997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hevrolet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0540628209979997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hrysler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itroen</text:p>
          </table:table-cell>
          <table:table-cell table:style-name="ce8" office:value-type="float" office:value="110" calcext:value-type="float">
            <text:p>110</text:p>
          </table:table-cell>
          <table:table-cell table:style-name="ce12" office:value-type="float" office:value="0.594691030977996" calcext:value-type="float">
            <text:p>0.6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upra</text:p>
          </table:table-cell>
          <table:table-cell table:style-name="ce8" office:value-type="float" office:value="299" calcext:value-type="float">
            <text:p>299</text:p>
          </table:table-cell>
          <table:table-cell table:style-name="ce12" office:value-type="float" office:value="1.61647834784019" calcext:value-type="float">
            <text:p>1.6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Dacia</text:p>
          </table:table-cell>
          <table:table-cell table:style-name="ce8" office:value-type="float" office:value="688" calcext:value-type="float">
            <text:p>688</text:p>
          </table:table-cell>
          <table:table-cell table:style-name="ce12" office:value-type="float" office:value="3.71952208466238" calcext:value-type="float">
            <text:p>3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Dallar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DFSK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DS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0.0324376925987998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Ferrari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0.0378439746985998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Fiat</text:p>
          </table:table-cell>
          <table:table-cell table:style-name="ce8" office:value-type="float" office:value="139" calcext:value-type="float">
            <text:p>139</text:p>
          </table:table-cell>
          <table:table-cell table:style-name="ce12" office:value-type="float" office:value="0.751473211872196" calcext:value-type="float">
            <text:p>0.8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Fisker</text:p>
          </table:table-cell>
          <table:table-cell table:style-name="ce8" office:value-type="float" office:value="45" calcext:value-type="float">
            <text:p>45</text:p>
          </table:table-cell>
          <table:table-cell table:style-name="ce12" office:value-type="float" office:value="0.243282694490999" calcext:value-type="float">
            <text:p>0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Ford</text:p>
          </table:table-cell>
          <table:table-cell table:style-name="ce8" office:value-type="float" office:value="497" calcext:value-type="float">
            <text:p>497</text:p>
          </table:table-cell>
          <table:table-cell table:style-name="ce12" office:value-type="float" office:value="2.68692220360058" calcext:value-type="float">
            <text:p>2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Forthing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0540628209979997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Honda</text:p>
          </table:table-cell>
          <table:table-cell table:style-name="ce8" office:value-type="float" office:value="58" calcext:value-type="float">
            <text:p>58</text:p>
          </table:table-cell>
          <table:table-cell table:style-name="ce12" office:value-type="float" office:value="0.313564361788398" calcext:value-type="float">
            <text:p>0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Hong Qi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Hyundai</text:p>
          </table:table-cell>
          <table:table-cell table:style-name="ce8" office:value-type="float" office:value="2742" calcext:value-type="float">
            <text:p>2,742</text:p>
          </table:table-cell>
          <table:table-cell table:style-name="ce12" office:value-type="float" office:value="14.8240255176515" calcext:value-type="float">
            <text:p>14.8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Ineos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.0162188462993999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Jaguar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0.0378439746985998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Jeep</text:p>
          </table:table-cell>
          <table:table-cell table:style-name="ce8" office:value-type="float" office:value="79" calcext:value-type="float">
            <text:p>79</text:p>
          </table:table-cell>
          <table:table-cell table:style-name="ce12" office:value-type="float" office:value="0.427096285884198" calcext:value-type="float">
            <text:p>0.4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Kia</text:p>
          </table:table-cell>
          <table:table-cell table:style-name="ce8" office:value-type="float" office:value="581" calcext:value-type="float">
            <text:p>581</text:p>
          </table:table-cell>
          <table:table-cell table:style-name="ce12" office:value-type="float" office:value="3.14104989998378" calcext:value-type="float">
            <text:p>3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KTM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Lamborghini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0.0324376925987998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Land Rover</text:p>
          </table:table-cell>
          <table:table-cell table:style-name="ce8" office:value-type="float" office:value="83" calcext:value-type="float">
            <text:p>83</text:p>
          </table:table-cell>
          <table:table-cell table:style-name="ce12" office:value-type="float" office:value="0.448721414283397" calcext:value-type="float">
            <text:p>0.4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Lexus</text:p>
          </table:table-cell>
          <table:table-cell table:style-name="ce8" office:value-type="float" office:value="22" calcext:value-type="float">
            <text:p>22</text:p>
          </table:table-cell>
          <table:table-cell table:style-name="ce12" office:value-type="float" office:value="0.118938206195599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Lotus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AN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.0270314104989998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aserati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.0108125641995999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azda</text:p>
          </table:table-cell>
          <table:table-cell table:style-name="ce8" office:value-type="float" office:value="476" calcext:value-type="float">
            <text:p>476</text:p>
          </table:table-cell>
          <table:table-cell table:style-name="ce12" office:value-type="float" office:value="2.57339027950478" calcext:value-type="float">
            <text:p>2.6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cLaren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0540628209979997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ercedes</text:p>
          </table:table-cell>
          <table:table-cell table:style-name="ce8" office:value-type="float" office:value="888" calcext:value-type="float">
            <text:p>888</text:p>
          </table:table-cell>
          <table:table-cell table:style-name="ce12" office:value-type="float" office:value="4.80077850462237" calcext:value-type="float">
            <text:p>4.8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G</text:p>
          </table:table-cell>
          <table:table-cell table:style-name="ce8" office:value-type="float" office:value="218" calcext:value-type="float">
            <text:p>218</text:p>
          </table:table-cell>
          <table:table-cell table:style-name="ce12" office:value-type="float" office:value="1.17856949775639" calcext:value-type="float">
            <text:p>1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INI</text:p>
          </table:table-cell>
          <table:table-cell table:style-name="ce8" office:value-type="float" office:value="221" calcext:value-type="float">
            <text:p>221</text:p>
          </table:table-cell>
          <table:table-cell table:style-name="ce12" office:value-type="float" office:value="1.19478834405579" calcext:value-type="float">
            <text:p>1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itsubishi</text:p>
          </table:table-cell>
          <table:table-cell table:style-name="ce8" office:value-type="float" office:value="287" calcext:value-type="float">
            <text:p>287</text:p>
          </table:table-cell>
          <table:table-cell table:style-name="ce12" office:value-type="float" office:value="1.55160296264259" calcext:value-type="float">
            <text:p>1.6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organ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Nio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Nissan</text:p>
          </table:table-cell>
          <table:table-cell table:style-name="ce8" office:value-type="float" office:value="244" calcext:value-type="float">
            <text:p>244</text:p>
          </table:table-cell>
          <table:table-cell table:style-name="ce12" office:value-type="float" office:value="1.31913283235119" calcext:value-type="float">
            <text:p>1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Opel</text:p>
          </table:table-cell>
          <table:table-cell table:style-name="ce8" office:value-type="float" office:value="198" calcext:value-type="float">
            <text:p>198</text:p>
          </table:table-cell>
          <table:table-cell table:style-name="ce12" office:value-type="float" office:value="1.07044385576039" calcext:value-type="float">
            <text:p>1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Peugeot</text:p>
          </table:table-cell>
          <table:table-cell table:style-name="ce8" office:value-type="float" office:value="263" calcext:value-type="float">
            <text:p>263</text:p>
          </table:table-cell>
          <table:table-cell table:style-name="ce12" office:value-type="float" office:value="1.42185219224739" calcext:value-type="float">
            <text:p>1.4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Polestar</text:p>
          </table:table-cell>
          <table:table-cell table:style-name="ce8" office:value-type="float" office:value="49" calcext:value-type="float">
            <text:p>49</text:p>
          </table:table-cell>
          <table:table-cell table:style-name="ce12" office:value-type="float" office:value="0.264907822890198" calcext:value-type="float">
            <text:p>0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Porsche</text:p>
          </table:table-cell>
          <table:table-cell table:style-name="ce8" office:value-type="float" office:value="62" calcext:value-type="float">
            <text:p>62</text:p>
          </table:table-cell>
          <table:table-cell table:style-name="ce12" office:value-type="float" office:value="0.335189490187598" calcext:value-type="float">
            <text:p>0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Renault</text:p>
          </table:table-cell>
          <table:table-cell table:style-name="ce8" office:value-type="float" office:value="573" calcext:value-type="float">
            <text:p>573</text:p>
          </table:table-cell>
          <table:table-cell table:style-name="ce12" office:value-type="float" office:value="3.09779964318538" calcext:value-type="float">
            <text:p>3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Rolls Royce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.0108125641995999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4">
          <table:table-cell table:style-name="ce3" office:value-type="string" calcext:value-type="string">
            <text:p>Saab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0540628209979997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eat</text:p>
          </table:table-cell>
          <table:table-cell table:style-name="ce8" office:value-type="float" office:value="712" calcext:value-type="float">
            <text:p>712</text:p>
          </table:table-cell>
          <table:table-cell table:style-name="ce12" office:value-type="float" office:value="3.84927285505758" calcext:value-type="float">
            <text:p>3.8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eres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koda</text:p>
          </table:table-cell>
          <table:table-cell table:style-name="ce8" office:value-type="float" office:value="1627" calcext:value-type="float">
            <text:p>1,627</text:p>
          </table:table-cell>
          <table:table-cell table:style-name="ce12" office:value-type="float" office:value="8.79602097637455" calcext:value-type="float">
            <text:p>8.8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kywell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mart</text:p>
          </table:table-cell>
          <table:table-cell table:style-name="ce8" office:value-type="float" office:value="23" calcext:value-type="float">
            <text:p>23</text:p>
          </table:table-cell>
          <table:table-cell table:style-name="ce12" office:value-type="float" office:value="0.124344488295399" calcext:value-type="float">
            <text:p>0.1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sang-Yong</text:p>
          </table:table-cell>
          <table:table-cell table:style-name="ce8" office:value-type="float" office:value="31" calcext:value-type="float">
            <text:p>31</text:p>
          </table:table-cell>
          <table:table-cell table:style-name="ce12" office:value-type="float" office:value="0.167594745093799" calcext:value-type="float">
            <text:p>0.2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ubaru</text:p>
          </table:table-cell>
          <table:table-cell table:style-name="ce8" office:value-type="float" office:value="82" calcext:value-type="float">
            <text:p>82</text:p>
          </table:table-cell>
          <table:table-cell table:style-name="ce12" office:value-type="float" office:value="0.443315132183597" calcext:value-type="float">
            <text:p>0.4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uzuki</text:p>
          </table:table-cell>
          <table:table-cell table:style-name="ce8" office:value-type="float" office:value="380" calcext:value-type="float">
            <text:p>380</text:p>
          </table:table-cell>
          <table:table-cell table:style-name="ce12" office:value-type="float" office:value="2.05438719792399" calcext:value-type="float">
            <text:p>2.1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Tesla</text:p>
          </table:table-cell>
          <table:table-cell table:style-name="ce8" office:value-type="float" office:value="587" calcext:value-type="float">
            <text:p>587</text:p>
          </table:table-cell>
          <table:table-cell table:style-name="ce12" office:value-type="float" office:value="3.17348759258258" calcext:value-type="float">
            <text:p>3.2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Toyota</text:p>
          </table:table-cell>
          <table:table-cell table:style-name="ce8" office:value-type="float" office:value="731" calcext:value-type="float">
            <text:p>731</text:p>
          </table:table-cell>
          <table:table-cell table:style-name="ce12" office:value-type="float" office:value="3.95199221495378" calcext:value-type="float">
            <text:p>4.0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Volvo</text:p>
          </table:table-cell>
          <table:table-cell table:style-name="ce8" office:value-type="float" office:value="380" calcext:value-type="float">
            <text:p>380</text:p>
          </table:table-cell>
          <table:table-cell table:style-name="ce12" office:value-type="float" office:value="2.05438719792399" calcext:value-type="float">
            <text:p>2.1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VW</text:p>
          </table:table-cell>
          <table:table-cell table:style-name="ce8" office:value-type="float" office:value="2667" calcext:value-type="float">
            <text:p>2,667</text:p>
          </table:table-cell>
          <table:table-cell table:style-name="ce12" office:value-type="float" office:value="14.4185543601665" calcext:value-type="float">
            <text:p>14.4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4" office:value-type="string" calcext:value-type="string">
            <text:p>Pkw insgesamt</text:p>
          </table:table-cell>
          <table:table-cell table:style-name="ce9" office:value-type="float" office:value="18497" calcext:value-type="float">
            <text:p>18,497</text:p>
          </table:table-cell>
          <table:table-cell table:style-name="ce13" office:value-type="float" office:value="100" calcext:value-type="float">
            <text:p>100.0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4"/>
          <table:table-cell table:style-name="ce9"/>
          <table:table-cell table:style-name="ce13"/>
          <table:table-cell table:style-name="ce5" table:number-columns-repeated="23"/>
          <table:table-cell table:number-columns-repeated="998"/>
        </table:table-row>
        <table:table-row table:style-name="ro3" table:number-rows-repeated="3">
          <table:table-cell table:style-name="ce3"/>
          <table:table-cell table:style-name="ce8"/>
          <table:table-cell table:style-name="ce12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4"/>
          <table:table-cell table:style-name="ce9"/>
          <table:table-cell table:style-name="ce13"/>
          <table:table-cell table:style-name="ce5" table:number-columns-repeated="23"/>
          <table:table-cell table:number-columns-repeated="998"/>
        </table:table-row>
        <table:table-row table:style-name="ro3" table:number-rows-repeated="928">
          <table:table-cell table:style-name="ce5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Lkw_N1" table:style-name="ta2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4" table:default-cell-style-name="Default"/>
        <table:table-column table:style-name="co4" table:number-columns-repeated="9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Lkw Klasse N1-Neuzulassungen 1. bis 30. September 2024, vorläufige Daten</text:p>
          </table:table-cell>
          <table:covered-table-cell table:number-columns-repeated="2" table:style-name="ce6"/>
          <table:table-cell table:style-name="ce14" table:number-columns-repeated="14"/>
          <table:table-cell table:style-name="ce15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Marke</text:p>
          </table:table-cell>
          <table:table-cell table:style-name="ce7" office:value-type="string" calcext:value-type="string">
            <text:p>absolut</text:p>
          </table:table-cell>
          <table:table-cell table:style-name="ce10" office:value-type="string" calcext:value-type="string">
            <text:p>Anteil in %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BYD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0.330812854442344" calcext:value-type="float">
            <text:p>0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CITROEN</text:p>
          </table:table-cell>
          <table:table-cell table:style-name="ce8" office:value-type="float" office:value="113" calcext:value-type="float">
            <text:p>113</text:p>
          </table:table-cell>
          <table:table-cell table:style-name="ce12" office:value-type="float" office:value="5.34026465028355" calcext:value-type="float">
            <text:p>5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DACIA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0.519848771266541" calcext:value-type="float">
            <text:p>0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EVUM MOTORS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.0945179584120983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FIAT</text:p>
          </table:table-cell>
          <table:table-cell table:style-name="ce8" office:value-type="float" office:value="247" calcext:value-type="float">
            <text:p>247</text:p>
          </table:table-cell>
          <table:table-cell table:style-name="ce12" office:value-type="float" office:value="11.6729678638941" calcext:value-type="float">
            <text:p>11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FORD</text:p>
          </table:table-cell>
          <table:table-cell table:style-name="ce8" office:value-type="float" office:value="469" calcext:value-type="float">
            <text:p>469</text:p>
          </table:table-cell>
          <table:table-cell table:style-name="ce12" office:value-type="float" office:value="22.164461247637" calcext:value-type="float">
            <text:p>22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HYUNDAI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472589792060492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ISUZU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0.708884688090737" calcext:value-type="float">
            <text:p>0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IVECO</text:p>
          </table:table-cell>
          <table:table-cell table:style-name="ce8" office:value-type="float" office:value="44" calcext:value-type="float">
            <text:p>44</text:p>
          </table:table-cell>
          <table:table-cell table:style-name="ce12" office:value-type="float" office:value="2.07939508506616" calcext:value-type="float">
            <text:p>2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LAND ROVER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.141776937618147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MAN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1.18147448015123" calcext:value-type="float">
            <text:p>1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MAXUS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0.708884688090737" calcext:value-type="float">
            <text:p>0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MERCEDES</text:p>
          </table:table-cell>
          <table:table-cell table:style-name="ce8" office:value-type="float" office:value="308" calcext:value-type="float">
            <text:p>308</text:p>
          </table:table-cell>
          <table:table-cell table:style-name="ce12" office:value-type="float" office:value="14.5557655954631" calcext:value-type="float">
            <text:p>14.6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NISSAN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.472589792060492" calcext:value-type="float">
            <text:p>0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OPEL</text:p>
          </table:table-cell>
          <table:table-cell table:style-name="ce8" office:value-type="float" office:value="124" calcext:value-type="float">
            <text:p>124</text:p>
          </table:table-cell>
          <table:table-cell table:style-name="ce12" office:value-type="float" office:value="5.86011342155009" calcext:value-type="float">
            <text:p>5.9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PEUGEOT</text:p>
          </table:table-cell>
          <table:table-cell table:style-name="ce8" office:value-type="float" office:value="164" calcext:value-type="float">
            <text:p>164</text:p>
          </table:table-cell>
          <table:table-cell table:style-name="ce12" office:value-type="float" office:value="7.75047258979206" calcext:value-type="float">
            <text:p>7.8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RAM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472589792060492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RENAULT</text:p>
          </table:table-cell>
          <table:table-cell table:style-name="ce8" office:value-type="float" office:value="164" calcext:value-type="float">
            <text:p>164</text:p>
          </table:table-cell>
          <table:table-cell table:style-name="ce12" office:value-type="float" office:value="7.75047258979206" calcext:value-type="float">
            <text:p>7.8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SSANG-YONG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0.189035916824197" calcext:value-type="float">
            <text:p>0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SUZUKI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0.850661625708885" calcext:value-type="float">
            <text:p>0.9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TOYOTA</text:p>
          </table:table-cell>
          <table:table-cell table:style-name="ce8" office:value-type="float" office:value="66" calcext:value-type="float">
            <text:p>66</text:p>
          </table:table-cell>
          <table:table-cell table:style-name="ce12" office:value-type="float" office:value="3.11909262759924" calcext:value-type="float">
            <text:p>3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VW</text:p>
          </table:table-cell>
          <table:table-cell table:style-name="ce8" office:value-type="float" office:value="305" calcext:value-type="float">
            <text:p>305</text:p>
          </table:table-cell>
          <table:table-cell table:style-name="ce12" office:value-type="float" office:value="14.413988657845" calcext:value-type="float">
            <text:p>14.4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7" office:value-type="string" calcext:value-type="string">
            <text:p>LKW KLASSE N1 INSGESAMT</text:p>
          </table:table-cell>
          <table:table-cell table:style-name="ce9" office:value-type="float" office:value="2116" calcext:value-type="float">
            <text:p>2,116</text:p>
          </table:table-cell>
          <table:table-cell table:style-name="ce13" office:value-type="float" office:value="100" calcext:value-type="float">
            <text:p>100.0</text:p>
          </table:table-cell>
          <table:table-cell table:style-name="ce15" table:number-columns-repeated="23"/>
          <table:table-cell table:number-columns-repeated="998"/>
        </table:table-row>
        <table:table-row table:style-name="ro6">
          <table:table-cell table:style-name="ce18" office:value-type="string" calcext:value-type="string" table:number-columns-spanned="3" table:number-rows-spanned="1">
            <text:p>Q: STATISTIK AUSTRIA, Kraftfahrzeuge. – Die Tabelle enthält die Anzahl der Lkw N1-Neuzulassungen im Zeitraum vom 1. bis zum 30. des Berichtsmonats. Die Ergebnisse basieren auf Meldungen des Verband der Versicherungsunternehmen Österreichs (VVO) und wurden nicht auf Plausibilität geprüft; dies ist bei der Interpretation der Daten zu berücksichtigen.</text:p>
          </table:table-cell>
          <table:covered-table-cell table:number-columns-repeated="2" table:style-name="ce19"/>
          <table:table-cell table:style-name="ce15" table:number-columns-repeated="23"/>
          <table:table-cell table:number-columns-repeated="998"/>
        </table:table-row>
        <table:table-row table:style-name="ro3" table:number-rows-repeated="974">
          <table:table-cell table:style-name="ce5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f41672fc_STF_Fuss_1_CN1" table:base-cell-address="$Pkw.$A$1" table:cell-range-address="$Lkw_N1.$A$26:.$C$26"/>
          <table:named-range table:name="_f41672fc_STF_Koerper_1_CN1" table:base-cell-address="$Pkw.$A$1" table:cell-range-address="$Lkw_N1.$B$3:.$C$25"/>
          <table:named-range table:name="_f41672fc_STF_Tabellenkopf_1_CN1" table:base-cell-address="$Pkw.$A$1" table:cell-range-address="$Lkw_N1.$A$2:.$C$2"/>
          <table:named-range table:name="_f41672fc_STF_Titel_1_CN1" table:base-cell-address="$Pkw.$A$1" table:cell-range-address="$Lkw_N1.$A$1:.$C$1"/>
          <table:named-range table:name="_f41672fc_STF_Vorspalte_1_CN1" table:base-cell-address="$Pkw.$A$1" table:cell-range-address="$Lkw_N1.$A$3:.$A$25"/>
        </table:named-expressions>
      </table:table>
      <table:table table:name="Kfz" table:style-name="ta3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number-columns-repeated="9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Kfz-Neuzulassungen 1. bis 30. September 2024, vorläufige Daten</text:p>
          </table:table-cell>
          <table:covered-table-cell table:number-columns-repeated="16" table:style-name="ce6"/>
          <table:table-cell table:style-name="ce14" table:number-columns-repeated="9"/>
          <table:table-cell table:number-columns-repeated="998"/>
        </table:table-row>
        <table:table-row table:style-name="ro7">
          <table:table-cell table:style-name="ce2" office:value-type="string" calcext:value-type="string">
            <text:p>Marke</text:p>
          </table:table-cell>
          <table:table-cell table:style-name="ce21" office:value-type="string" calcext:value-type="string">
            <text:p>Pkw</text:p>
          </table:table-cell>
          <table:table-cell table:style-name="ce21" office:value-type="string" calcext:value-type="string">
            <text:p>Motorräder Kl. L3e</text:p>
          </table:table-cell>
          <table:table-cell table:style-name="ce21" office:value-type="string" calcext:value-type="string">
            <text:p>Motorfahrräder Kl. L1e</text:p>
          </table:table-cell>
          <table:table-cell table:style-name="ce21" office:value-type="string" calcext:value-type="string">
            <text:p>Vierrädrige Kfz Kl. L7e</text:p>
          </table:table-cell>
          <table:table-cell table:style-name="ce21" office:value-type="string" calcext:value-type="string">
            <text:p>Motordreiräder Kl. L5e</text:p>
          </table:table-cell>
          <table:table-cell table:style-name="ce21" office:value-type="string" calcext:value-type="string">
            <text:p>Dreirädrige Kleinkrafträder Kl. L2e</text:p>
          </table:table-cell>
          <table:table-cell table:style-name="ce21" office:value-type="string" calcext:value-type="string">
            <text:p>Vierrädrige Leicht-Kfz Kl. L6e</text:p>
          </table:table-cell>
          <table:table-cell table:style-name="ce21" office:value-type="string" calcext:value-type="string">
            <text:p>Omnibusse </text:p>
          </table:table-cell>
          <table:table-cell table:style-name="ce21" office:value-type="string" calcext:value-type="string">
            <text:p>Lkw Kl. N1</text:p>
          </table:table-cell>
          <table:table-cell table:style-name="ce21" office:value-type="string" calcext:value-type="string">
            <text:p>Lkw Kl. N2</text:p>
          </table:table-cell>
          <table:table-cell table:style-name="ce21" office:value-type="string" calcext:value-type="string">
            <text:p>Lkw Kl. N3</text:p>
          </table:table-cell>
          <table:table-cell table:style-name="ce21" office:value-type="string" calcext:value-type="string">
            <text:p>Sattelzugfahrzeuge</text:p>
          </table:table-cell>
          <table:table-cell table:style-name="ce21" office:value-type="string" calcext:value-type="string">
            <text:p>Zugmaschinen und Motorkarren</text:p>
          </table:table-cell>
          <table:table-cell table:style-name="ce21" office:value-type="string" calcext:value-type="string">
            <text:p>Selbstfahrende Arbeits- und Erntemaschinen</text:p>
          </table:table-cell>
          <table:table-cell table:style-name="ce21" office:value-type="string" calcext:value-type="string">
            <text:p>Wohnmobile</text:p>
          </table:table-cell>
          <table:table-cell table:style-name="ce21" office:value-type="string" calcext:value-type="string">
            <text:p>Sonstige Kfz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CCESS MOTOR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EBI</text:p>
          </table:table-cell>
          <table:table-cell table:number-columns-repeated="12" table:style-name="ce8" office:value-type="string" calcext:value-type="string">
            <text:p>-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IXAM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21" calcext:value-type="float">
            <text:p>21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LFA-ROMEO</text:p>
          </table:table-cell>
          <table:table-cell table:style-name="ce8" office:value-type="float" office:value="52" calcext:value-type="float">
            <text:p>52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LLL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PRILI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UDI</text:p>
          </table:table-cell>
          <table:table-cell table:style-name="ce8" office:value-type="float" office:value="1389" calcext:value-type="float">
            <text:p>1,389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USA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VANT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AUMAN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ND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NELL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NTLEY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RGMANN &amp; CO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T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251" calcext:value-type="float">
            <text:p>25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MW</text:p>
          </table:table-cell>
          <table:table-cell table:style-name="ce8" office:value-type="float" office:value="1576" calcext:value-type="float">
            <text:p>1,576</text:p>
          </table:table-cell>
          <table:table-cell table:style-name="ce8" office:value-type="float" office:value="116" calcext:value-type="float">
            <text:p>116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OBCAT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RIXT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3" calcext:value-type="float">
            <text:p>5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S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YD</text:p>
          </table:table-cell>
          <table:table-cell table:style-name="ce8" office:value-type="float" office:value="373" calcext:value-type="float">
            <text:p>373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DILLAC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N-AM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PTAIN TRACTOR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RRARO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SALINI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SE IH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TERPILLA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FMOT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8" office:value-type="float" office:value="93" calcext:value-type="float">
            <text:p>93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HAOYA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HEVROLET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HRYSLER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ITROEN</text:p>
          </table:table-cell>
          <table:table-cell table:style-name="ce8" office:value-type="float" office:value="131" calcext:value-type="float">
            <text:p>131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13" calcext:value-type="float">
            <text:p>113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LAA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LARK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ORVUS INNOVA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UPRA</text:p>
          </table:table-cell>
          <table:table-cell table:style-name="ce8" office:value-type="float" office:value="426" calcext:value-type="float">
            <text:p>426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ACIA</text:p>
          </table:table-cell>
          <table:table-cell table:style-name="ce8" office:value-type="float" office:value="674" calcext:value-type="float">
            <text:p>674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AF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EUTZ-FAHR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FSK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IECI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OOSA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S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UCAT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.F.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COOTER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FLUX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FU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LECTRIC MOTI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NERGREE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UROTRAC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VUM MOTORS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XPLORER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ANTIC-MOTOR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ENDT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ERRARI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1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IAT</text:p>
          </table:table-cell>
          <table:table-cell table:style-name="ce8" office:value-type="float" office:value="207" calcext:value-type="float">
            <text:p>207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247" calcext:value-type="float">
            <text:p>247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ISKER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ORCA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ORD</text:p>
          </table:table-cell>
          <table:table-cell table:style-name="ce8" office:value-type="float" office:value="556" calcext:value-type="float">
            <text:p>556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69" calcext:value-type="float">
            <text:p>469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UCHS JOHAN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USO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AS GA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IANT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OE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OVEC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RAF CARELLO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AKO-TRAK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ARLEY DAVIDS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1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ATTAT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ECHT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OLD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OLM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ONDA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445" calcext:value-type="float">
            <text:p>445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ORWI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SM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SUN / HISUN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USQVARN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YOSUNG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YUNDAI</text:p>
          </table:table-cell>
          <table:table-cell table:style-name="ce8" office:value-type="float" office:value="970" calcext:value-type="float">
            <text:p>970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NDIA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NEOS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SEKI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SUZU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TAL JET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VECO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AGUAR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CB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EEP</text:p>
          </table:table-cell>
          <table:table-cell table:style-name="ce8" office:value-type="float" office:value="118" calcext:value-type="float">
            <text:p>118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IAJI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OHN DEERE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AERCH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AMAG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AWASAK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37" calcext:value-type="float">
            <text:p>137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AYO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ETTLER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GM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IA</text:p>
          </table:table-cell>
          <table:table-cell table:style-name="ce8" office:value-type="float" office:value="583" calcext:value-type="float">
            <text:p>58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L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OMATSU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RAM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RONE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T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10" calcext:value-type="float">
            <text:p>210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UBOTA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UTSENITS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YMC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AMBORGHINI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1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AMBRETT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AND ROVER</text:p>
          </table:table-cell>
          <table:table-cell table:style-name="ce8" office:value-type="float" office:value="75" calcext:value-type="float">
            <text:p>7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ANDINI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EXUS</text:p>
          </table:table-cell>
          <table:table-cell table:style-name="ce8" office:value-type="float" office:value="48" calcext:value-type="float">
            <text:p>48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EBHER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FAN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GIER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NDE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NDNER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NHAI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ONCIN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S MTRON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UQI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UXXON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EVING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GNI TH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LAGUT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N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88" calcext:value-type="float">
            <text:p>88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4" calcext:value-type="float">
            <text:p>14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NGOSTEEN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NITOU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NITOWOC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SH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SSEY FERGUSON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XMOV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XUS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ZDA</text:p>
          </table:table-cell>
          <table:table-cell table:style-name="ce8" office:value-type="float" office:value="334" calcext:value-type="float">
            <text:p>334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CCORMICK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CLAREN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ERCEDES</text:p>
          </table:table-cell>
          <table:table-cell table:style-name="ce8" office:value-type="float" office:value="865" calcext:value-type="float">
            <text:p>865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08" calcext:value-type="float">
            <text:p>308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8" calcext:value-type="float">
            <text:p>28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ERLO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G</text:p>
          </table:table-cell>
          <table:table-cell table:style-name="ce8" office:value-type="float" office:value="303" calcext:value-type="float">
            <text:p>30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ICROCAR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INI</text:p>
          </table:table-cell>
          <table:table-cell table:style-name="ce8" office:value-type="float" office:value="266" calcext:value-type="float">
            <text:p>266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ITSUBISHI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NDIAL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TO B / MOTOB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TO GUZZ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TO MORIN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TR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ULTIONE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V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V AGUST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EUSON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2" calcext:value-type="float">
            <text:p>4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EW HOLLAND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EXT ELECTRIC MOTOR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ISSAN</text:p>
          </table:table-cell>
          <table:table-cell table:style-name="ce8" office:value-type="float" office:value="169" calcext:value-type="float">
            <text:p>169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IU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IUDIAN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56" calcext:value-type="float">
            <text:p>56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ODE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ONLINE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OPAI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OPEL</text:p>
          </table:table-cell>
          <table:table-cell table:style-name="ce8" office:value-type="float" office:value="440" calcext:value-type="float">
            <text:p>440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24" calcext:value-type="float">
            <text:p>124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EUGEOT</text:p>
          </table:table-cell>
          <table:table-cell table:style-name="ce8" office:value-type="float" office:value="757" calcext:value-type="float">
            <text:p>757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64" calcext:value-type="float">
            <text:p>164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IAGGI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ITBULL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OLARI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OLESTAR</text:p>
          </table:table-cell>
          <table:table-cell table:style-name="ce8" office:value-type="float" office:value="111" calcext:value-type="float">
            <text:p>11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ORSCHE</text:p>
          </table:table-cell>
          <table:table-cell table:style-name="ce8" office:value-type="float" office:value="127" calcext:value-type="float">
            <text:p>127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OWERLAND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QJ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QUADDY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AM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AY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EFORMWKE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ENAULT</text:p>
          </table:table-cell>
          <table:table-cell table:style-name="ce8" office:value-type="float" office:value="789" calcext:value-type="float">
            <text:p>789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64" calcext:value-type="float">
            <text:p>16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ENLI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IEJU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82" calcext:value-type="float">
            <text:p>18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IESE &amp; MÜLLER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OLEKTRO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OPA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OYAL ALLOY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OYAL ENFIEL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AME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ANYANG-SY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CANIA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CHAEFF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CUTU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EAT</text:p>
          </table:table-cell>
          <table:table-cell table:style-name="ce8" office:value-type="float" office:value="993" calcext:value-type="float">
            <text:p>99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EGWAY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ETRA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HANSU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HERC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37" calcext:value-type="float">
            <text:p>3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ILENCE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KODA</text:p>
          </table:table-cell>
          <table:table-cell table:style-name="ce8" office:value-type="float" office:value="2368" calcext:value-type="float">
            <text:p>2,368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KY TEA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LANE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MART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OLI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SANG-YONG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TEYR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48" calcext:value-type="float">
            <text:p>48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BARU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NR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PER SOC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RRON / SUR-R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ZUKI</text:p>
          </table:table-cell>
          <table:table-cell table:style-name="ce8" office:value-type="float" office:value="396" calcext:value-type="float">
            <text:p>396</text:p>
          </table:table-cell>
          <table:table-cell table:style-name="ce8" office:value-type="float" office:value="56" calcext:value-type="float">
            <text:p>56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AIWAN GOLDEN BEE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AKEUCHI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ALARI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ERRA MOTORRA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ESLA</text:p>
          </table:table-cell>
          <table:table-cell table:style-name="ce8" office:value-type="float" office:value="961" calcext:value-type="float">
            <text:p>96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HAL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IANYING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INBO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OBROCO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OYO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OYOTA</text:p>
          </table:table-cell>
          <table:table-cell table:style-name="ce8" office:value-type="float" office:value="744" calcext:value-type="float">
            <text:p>744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66" calcext:value-type="float">
            <text:p>66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RIUMPH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3" calcext:value-type="float">
            <text:p>5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U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ALTRA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EN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ESP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23" calcext:value-type="float">
            <text:p>523</text:p>
          </table:table-cell>
          <table:table-cell table:style-name="ce8" office:value-type="float" office:value="71" calcext:value-type="float">
            <text:p>7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OEGELE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OGE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OLVO</text:p>
          </table:table-cell>
          <table:table-cell table:style-name="ce8" office:value-type="float" office:value="370" calcext:value-type="float">
            <text:p>370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W</text:p>
          </table:table-cell>
          <table:table-cell table:style-name="ce8" office:value-type="float" office:value="2485" calcext:value-type="float">
            <text:p>2,48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305" calcext:value-type="float">
            <text:p>305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1" calcext:value-type="float">
            <text:p>1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WANGYE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WEIDEMAN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YADE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YAMAH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64" calcext:value-type="float">
            <text:p>16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1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YANMAR</text:p>
          </table:table-cell>
          <table:table-cell table:number-columns-repeated="12" table:style-name="ce8" office:value-type="string" calcext:value-type="string">
            <text:p>-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ZEEH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ZERO MOTORCYCLE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ZONTE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ZTECH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ONSTIGE MARKE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7" office:value-type="string" calcext:value-type="string">
            <text:p>KFZ INSGESAMT</text:p>
          </table:table-cell>
          <table:table-cell table:style-name="ce9" office:value-type="float" office:value="19891" calcext:value-type="float">
            <text:p>19,891</text:p>
          </table:table-cell>
          <table:table-cell table:style-name="ce9" office:value-type="float" office:value="2532" calcext:value-type="float">
            <text:p>2,532</text:p>
          </table:table-cell>
          <table:table-cell table:style-name="ce9" office:value-type="float" office:value="844" calcext:value-type="float">
            <text:p>844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2116" calcext:value-type="float">
            <text:p>2,116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256" calcext:value-type="float">
            <text:p>256</text:p>
          </table:table-cell>
          <table:table-cell table:style-name="ce9" office:value-type="float" office:value="229" calcext:value-type="float">
            <text:p>229</text:p>
          </table:table-cell>
          <table:table-cell table:style-name="ce9" office:value-type="float" office:value="435" calcext:value-type="float">
            <text:p>435</text:p>
          </table:table-cell>
          <table:table-cell table:style-name="ce9" office:value-type="float" office:value="210" calcext:value-type="float">
            <text:p>210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53" calcext:value-type="float">
            <text:p>53</text:p>
          </table:table-cell>
          <table:table-cell table:style-name="ce15" table:number-columns-repeated="9"/>
          <table:table-cell table:number-columns-repeated="998"/>
        </table:table-row>
        <table:table-row table:style-name="ro8">
          <table:table-cell table:style-name="ce20" office:value-type="string" calcext:value-type="string" table:number-columns-spanned="17" table:number-rows-spanned="1">
            <text:p>Q: STATISTIK AUSTRIA, Kraftfahrzeuge. – Die Tabelle enthält die Anzahl der Kfz-Neuzulassungen im Zeitraum vom 1. bis zum 30. des Berichtsmonats. Die Ergebnisse basieren auf Meldungen des Verband der Versicherungsunternehmen Österreichs (VVO) und wurden nicht auf Plausibilität geprüft; dies ist bei der Interpretation der Daten zu berücksichtigen.</text:p>
          </table:table-cell>
          <table:covered-table-cell table:number-columns-repeated="16" table:style-name="ce19"/>
          <table:table-cell table:style-name="ce15" table:number-columns-repeated="9"/>
          <table:table-cell table:number-columns-repeated="998"/>
        </table:table-row>
        <table:table-row table:style-name="ro3" table:number-rows-repeated="764">
          <table:table-cell table:style-name="ce5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_f41672fc_STF_Fuss_1_CN1" table:base-cell-address="$Pkw.$A$1" table:cell-range-address="$Kfz.$A$236:.$D$236"/>
        <table:named-range table:name="_f41672fc_STF_Koerper_1_CN1" table:base-cell-address="$Pkw.$A$1" table:cell-range-address="$Kfz.$C$3:.$D$235"/>
        <table:named-range table:name="_f41672fc_STF_Tabellenkopf_1_CN1" table:base-cell-address="$Pkw.$A$1" table:cell-range-address="$Kfz.$A$2:.$D$2"/>
        <table:named-range table:name="_f41672fc_STF_Titel_1_CN1" table:base-cell-address="$Pkw.$A$1" table:cell-range-address="$Kfz.$A$1:.$D$1"/>
        <table:named-range table:name="_f41672fc_STF_Vorspalte_1_CN1" table:base-cell-address="$Pkw.$A$1" table:cell-range-address="$Kfz.$A$3:.$A$23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" loext:min-decimal-places="1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14.14pt" fo:margin-bottom="0pt" fo:margin-left="51pt" fo:margin-right="51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30.7pt" fo:margin-left="0pt" fo:margin-right="0pt" fo:margin-top="19.7pt"/>
      </style:footer-style>
    </style:page-layout>
    <style:page-layout style:name="Mpm4">
      <style:page-layout-properties fo:page-width="792pt" fo:page-height="612pt" style:num-format="1" style:print-orientation="landscape" fo:margin-top="14.14pt" fo:margin-bottom="0pt" fo:margin-left="51pt" fo:margin-right="51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30.7pt" fo:margin-left="0pt" fo:margin-right="0pt" fo:margin-top="19.7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kw" style:display-name="PageStyle_Pkw" style:page-layout-name="Mpm3">
      <style:header style:display="false"/>
      <style:header-left style:display="false"/>
      <style:footer>
        <style:region-left>
          <text:p><text:span text:style-name="MT1">Q: STATISTIK AUSTRIA.</text:span></text:p>
        </style:region-left>
        <style:region-right>
          <text:p><text:span text:style-name="MT1">Seite </text:span><text:span text:style-name="MT1"><text:page-number>1</text:page-number></text:span><text:span text:style-name="MT1"><text:s/>von</text:span></text:p>
        </style:region-right>
      </style:footer>
      <style:footer-left style:display="false"/>
    </style:master-page>
    <style:master-page style:name="PageStyle_5f_Lkw_5f_N1" style:display-name="PageStyle_Lkw_N1" style:page-layout-name="Mpm3">
      <style:header style:display="false"/>
      <style:header-left style:display="false"/>
      <style:footer>
        <style:region-left>
          <text:p><text:span text:style-name="MT1">Q: STATISTIK AUSTRIA.</text:span></text:p>
        </style:region-left>
        <style:region-right>
          <text:p><text:span text:style-name="MT1">Seite </text:span><text:span text:style-name="MT1"><text:page-number>1</text:page-number></text:span><text:span text:style-name="MT1"><text:s/>von</text:span></text:p>
        </style:region-right>
      </style:footer>
      <style:footer-left style:display="false"/>
    </style:master-page>
    <style:master-page style:name="PageStyle_5f_Kfz" style:display-name="PageStyle_Kfz" style:page-layout-name="Mpm4">
      <style:header style:display="false"/>
      <style:header-left style:display="false"/>
      <style:footer>
        <style:region-left>
          <text:p><text:span text:style-name="MT1">Q: STATISTIK AUSTRIA.</text:span></text:p>
        </style:region-left>
        <style:region-right>
          <text:p><text:span text:style-name="MT1">Seite </text:span><text:span text:style-name="MT1"><text:page-number>1</text:page-number></text:span><text:span text:style-name="MT1"><text:s/>von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4250" meta:object-count="0"/>
    <meta:generator>LibreOfficeDev/6.0.5.2$Linux_X86_64 LibreOffice_project/</meta:generator>
  </office:meta>
</office:document-meta>
</file>